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641cm"/>
    </style:style>
    <style:style style:name="ro1" style:family="table-row">
      <style:table-row-properties style:row-height="0.8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 style:data-style-name="N4">
      <style:table-cell-properties style:vertical-align="middle"/>
    </style:style>
    <style:style style:name="ce1" style:family="table-cell" style:parent-style-name="Default" style:data-style-name="N4"/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Results by team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Team</text:p>
          </table:table-cell>
          <table:table-cell table:style-name="ce3" office:value-type="string" calcext:value-type="string">
            <text:p>Score</text:p>
          </table:table-cell>
          <table:table-cell/>
          <table:table-cell table:style-name="ce5" office:value-type="string" calcext:value-type="string">
            <text:p>Results by team are calculated by summing the scores of the first three team members</text:p>
          </table:table-cell>
        </table:table-row>
        <table:table-row table:style-name="ro2">
          <table:table-cell office:value-type="string" calcext:value-type="string">
            <text:p>Russia 1</text:p>
          </table:table-cell>
          <table:table-cell office:value-type="float" office:value="1423.45" calcext:value-type="float">
            <text:p>1,42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ania 1</text:p>
          </table:table-cell>
          <table:table-cell office:value-type="float" office:value="1336.67" calcext:value-type="float">
            <text:p>1,336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ssia - Chelyabinsk 1</text:p>
          </table:table-cell>
          <table:table-cell office:value-type="float" office:value="1323.05" calcext:value-type="float">
            <text:p>1,323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atia</text:p>
          </table:table-cell>
          <table:table-cell office:value-type="float" office:value="1311.73" calcext:value-type="float">
            <text:p>1,311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ssia 2</text:p>
          </table:table-cell>
          <table:table-cell office:value-type="float" office:value="1249" calcext:value-type="float">
            <text:p>1,249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ania - CNITV 1</text:p>
          </table:table-cell>
          <table:table-cell office:value-type="float" office:value="1208.24" calcext:value-type="float">
            <text:p>1,208.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garia</text:p>
          </table:table-cell>
          <table:table-cell office:value-type="float" office:value="1202" calcext:value-type="float">
            <text:p>1,202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garia - Sofia &amp; Ruse</text:p>
          </table:table-cell>
          <table:table-cell office:value-type="float" office:value="1070.44" calcext:value-type="float">
            <text:p>1,07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raine 2</text:p>
          </table:table-cell>
          <table:table-cell office:value-type="float" office:value="988.07" calcext:value-type="float">
            <text:p>988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y 1</text:p>
          </table:table-cell>
          <table:table-cell office:value-type="float" office:value="966" calcext:value-type="float">
            <text:p>966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ania 2</text:p>
          </table:table-cell>
          <table:table-cell office:value-type="float" office:value="961" calcext:value-type="float">
            <text:p>961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rael - Team GYWW</text:p>
          </table:table-cell>
          <table:table-cell office:value-type="float" office:value="954" calcext:value-type="float">
            <text:p>954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raine 1</text:p>
          </table:table-cell>
          <table:table-cell office:value-type="float" office:value="906" calcext:value-type="float">
            <text:p>906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ania - CNITV 2</text:p>
          </table:table-cell>
          <table:table-cell office:value-type="float" office:value="829" calcext:value-type="float">
            <text:p>829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ssia - Tatarstan 1</text:p>
          </table:table-cell>
          <table:table-cell office:value-type="float" office:value="802" calcext:value-type="float">
            <text:p>802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ssia - Tatarstan 3</text:p>
          </table:table-cell>
          <table:table-cell office:value-type="float" office:value="780.41" calcext:value-type="float">
            <text:p>78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ngary 1</text:p>
          </table:table-cell>
          <table:table-cell office:value-type="float" office:value="768.01" calcext:value-type="float">
            <text:p>768.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ssia - Chelyabinsk 2</text:p>
          </table:table-cell>
          <table:table-cell office:value-type="float" office:value="745.8" calcext:value-type="float">
            <text:p>745.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ssia 3</text:p>
          </table:table-cell>
          <table:table-cell office:value-type="float" office:value="716.73" calcext:value-type="float">
            <text:p>716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ssia - Tatarstan 4</text:p>
          </table:table-cell>
          <table:table-cell office:value-type="float" office:value="715" calcext:value-type="float">
            <text:p>715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ania - Juniors</text:p>
          </table:table-cell>
          <table:table-cell office:value-type="float" office:value="694" calcext:value-type="float">
            <text:p>694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rael - Team RAWL</text:p>
          </table:table-cell>
          <table:table-cell office:value-type="float" office:value="692" calcext:value-type="float">
            <text:p>692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rbia</text:p>
          </table:table-cell>
          <table:table-cell office:value-type="float" office:value="690" calcext:value-type="float">
            <text:p>69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orgia</text:p>
          </table:table-cell>
          <table:table-cell office:value-type="float" office:value="683" calcext:value-type="float">
            <text:p>683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float" office:value="681.78" calcext:value-type="float">
            <text:p>68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ldova</text:p>
          </table:table-cell>
          <table:table-cell office:value-type="float" office:value="626" calcext:value-type="float">
            <text:p>626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ngary 2</text:p>
          </table:table-cell>
          <table:table-cell office:value-type="float" office:value="615" calcext:value-type="float">
            <text:p>615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garia - Varna 2</text:p>
          </table:table-cell>
          <table:table-cell office:value-type="float" office:value="568" calcext:value-type="float">
            <text:p>568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y 2</text:p>
          </table:table-cell>
          <table:table-cell office:value-type="float" office:value="554.76" calcext:value-type="float">
            <text:p>554.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ania - Bucharest 1</text:p>
          </table:table-cell>
          <table:table-cell office:value-type="float" office:value="510.57" calcext:value-type="float">
            <text:p>51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garia - YART</text:p>
          </table:table-cell>
          <table:table-cell office:value-type="float" office:value="504" calcext:value-type="float">
            <text:p>504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ssia - Tatarstan 2</text:p>
          </table:table-cell>
          <table:table-cell office:value-type="float" office:value="493" calcext:value-type="float">
            <text:p>493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garia - Shumen 1</text:p>
          </table:table-cell>
          <table:table-cell office:value-type="float" office:value="477" calcext:value-type="float">
            <text:p>477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ania - Ploiești</text:p>
          </table:table-cell>
          <table:table-cell office:value-type="float" office:value="472" calcext:value-type="float">
            <text:p>472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garia - Varna 1</text:p>
          </table:table-cell>
          <table:table-cell office:value-type="float" office:value="457" calcext:value-type="float">
            <text:p>457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ania - Bucharest 2</text:p>
          </table:table-cell>
          <table:table-cell office:value-type="float" office:value="443" calcext:value-type="float">
            <text:p>443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ce</text:p>
          </table:table-cell>
          <table:table-cell office:value-type="float" office:value="419" calcext:value-type="float">
            <text:p>419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garia - Gabrovo &amp; Plovdiv</text:p>
          </table:table-cell>
          <table:table-cell office:value-type="float" office:value="410" calcext:value-type="float">
            <text:p>41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rael - Team CELP</text:p>
          </table:table-cell>
          <table:table-cell office:value-type="float" office:value="410" calcext:value-type="float">
            <text:p>41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raine 3</text:p>
          </table:table-cell>
          <table:table-cell office:value-type="float" office:value="391" calcext:value-type="float">
            <text:p>391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garia - Sofia 1</text:p>
          </table:table-cell>
          <table:table-cell office:value-type="float" office:value="383" calcext:value-type="float">
            <text:p>383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ania - Craiova</text:p>
          </table:table-cell>
          <table:table-cell office:value-type="float" office:value="383" calcext:value-type="float">
            <text:p>383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ania - CNITV Juniors 1</text:p>
          </table:table-cell>
          <table:table-cell office:value-type="float" office:value="312" calcext:value-type="float">
            <text:p>312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ania - CNITV 3</text:p>
          </table:table-cell>
          <table:table-cell office:value-type="float" office:value="306" calcext:value-type="float">
            <text:p>306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garia - Sofia 2</text:p>
          </table:table-cell>
          <table:table-cell office:value-type="float" office:value="301" calcext:value-type="float">
            <text:p>301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garia - Veliko Tarnovo</text:p>
          </table:table-cell>
          <table:table-cell office:value-type="float" office:value="271" calcext:value-type="float">
            <text:p>271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raine 4</text:p>
          </table:table-cell>
          <table:table-cell office:value-type="float" office:value="201" calcext:value-type="float">
            <text:p>201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rael - Team KISG</text:p>
          </table:table-cell>
          <table:table-cell office:value-type="float" office:value="175" calcext:value-type="float">
            <text:p>175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garia - Shumen 2</text:p>
          </table:table-cell>
          <table:table-cell office:value-type="float" office:value="171" calcext:value-type="float">
            <text:p>171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ania - CNITV Juniors 2</text:p>
          </table:table-cell>
          <table:table-cell office:value-type="float" office:value="149" calcext:value-type="float">
            <text:p>149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garia - Varna &amp; Shumen</text:p>
          </table:table-cell>
          <table:table-cell office:value-type="float" office:value="101" calcext:value-type="float">
            <text:p>101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gium</text:p>
          </table:table-cell>
          <table:table-cell office:value-type="float" office:value="98" calcext:value-type="float">
            <text:p>98.00</text:p>
          </table:table-cell>
          <table:table-cell table:number-columns-repeated="2"/>
        </table:table-row>
        <table:table-row table:style-name="ro2" table:number-rows-repeated="104852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'Results by team'.A1:'Results by team'.B53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ă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17:28:31.570160279">00:00:00</text:time></text:p>
        </style:region-right>
      </style:header>
      <style:header-left style:display="false"/>
      <style:footer>
        <text:p>Pagină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dc:date>2020-12-04T17:33:41.206313581</dc:date>
    <meta:editing-duration>PT7M4S</meta:editing-duration>
    <meta:editing-cycles>2</meta:editing-cycles>
    <meta:generator>LibreOffice/7.0.0.3$Linux_X86_64 LibreOffice_project/00$Build-3</meta:generator>
    <dc:title>RMI 2020 - Results by team</dc:title>
    <meta:document-statistic meta:table-count="1" meta:cell-count="107" meta:object-count="0"/>
  </office:meta>
</office:document-meta>
</file>